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text-align="center" style:justify-single-word="false"/>
      <style:text-properties fo:font-size="14pt" style:font-size-asian="14pt" style:font-size-complex="14pt"/>
    </style:style>
    <style:style style:name="P2" style:family="paragraph" style:parent-style-name="Text_20_body">
      <style:paragraph-properties fo:margin-top="0in" fo:margin-bottom="0in" loext:contextual-spacing="false" fo:text-align="justify" style:justify-single-word="false"/>
      <style:text-properties fo:language="en" fo:country="US" officeooo:paragraph-rsid="00075a3e"/>
    </style:style>
    <style:style style:name="P3" style:family="paragraph" style:parent-style-name="Text_20_body">
      <style:paragraph-properties fo:margin-top="0in" fo:margin-bottom="0in" loext:contextual-spacing="false" fo:text-align="justify" style:justify-single-word="false"/>
      <style:text-properties fo:language="en" fo:country="US" officeooo:paragraph-rsid="0009ce96"/>
    </style:style>
    <style:style style:name="P4" style:family="paragraph" style:parent-style-name="Text_20_body">
      <style:paragraph-properties fo:margin-top="0in" fo:margin-bottom="0in" loext:contextual-spacing="false" fo:text-align="justify" style:justify-single-word="false"/>
      <style:text-properties fo:language="en" fo:country="US" officeooo:paragraph-rsid="00100703"/>
    </style:style>
    <style:style style:name="P5" style:family="paragraph" style:parent-style-name="Text_20_body">
      <style:paragraph-properties fo:margin-top="0in" fo:margin-bottom="0in" loext:contextual-spacing="false" fo:text-align="justify" style:justify-single-word="false"/>
      <style:text-properties fo:language="en" fo:country="US" officeooo:paragraph-rsid="0012af37"/>
    </style:style>
    <style:style style:name="P6" style:family="paragraph" style:parent-style-name="Text_20_body">
      <style:paragraph-properties fo:margin-top="0in" fo:margin-bottom="0in" loext:contextual-spacing="false" fo:text-align="justify" style:justify-single-word="false"/>
      <style:text-properties fo:language="en" fo:country="US" officeooo:paragraph-rsid="0013df6d"/>
    </style:style>
    <style:style style:name="P7" style:family="paragraph" style:parent-style-name="Text_20_body">
      <style:paragraph-properties fo:margin-top="0in" fo:margin-bottom="0in" loext:contextual-spacing="false" fo:text-align="justify" style:justify-single-word="false"/>
      <style:text-properties fo:language="en" fo:country="US" officeooo:paragraph-rsid="00155286"/>
    </style:style>
    <style:style style:name="P8" style:family="paragraph" style:parent-style-name="Text_20_body">
      <style:paragraph-properties fo:margin-top="0in" fo:margin-bottom="0in" loext:contextual-spacing="false" fo:text-align="justify" style:justify-single-word="false"/>
      <style:text-properties fo:language="en" fo:country="US" officeooo:rsid="000d05ac" officeooo:paragraph-rsid="00100703"/>
    </style:style>
    <style:style style:name="P9" style:family="paragraph" style:parent-style-name="Text_20_body">
      <style:paragraph-properties fo:margin-top="0in" fo:margin-bottom="0in" loext:contextual-spacing="false"/>
      <style:text-properties fo:language="en" fo:country="US" officeooo:rsid="000d05ac" officeooo:paragraph-rsid="00156f64"/>
    </style:style>
    <style:style style:name="P10" style:family="paragraph" style:parent-style-name="Text_20_body">
      <style:paragraph-properties fo:margin-top="0in" fo:margin-bottom="0in" loext:contextual-spacing="false" fo:text-align="justify" style:justify-single-word="false"/>
      <style:text-properties officeooo:paragraph-rsid="0009ce96"/>
    </style:style>
    <style:style style:name="P11" style:family="paragraph" style:parent-style-name="Text_20_body">
      <style:paragraph-properties fo:margin-top="0in" fo:margin-bottom="0in" loext:contextual-spacing="false" fo:text-align="justify" style:justify-single-word="false"/>
      <style:text-properties officeooo:paragraph-rsid="000b38aa"/>
    </style:style>
    <style:style style:name="P12" style:family="paragraph" style:parent-style-name="Text_20_body">
      <style:paragraph-properties fo:margin-top="0in" fo:margin-bottom="0in" loext:contextual-spacing="false" fo:text-align="justify" style:justify-single-word="false">
        <style:tab-stops>
          <style:tab-stop style:position="4.1583in"/>
          <style:tab-stop style:position="4.311in"/>
        </style:tab-stops>
      </style:paragraph-properties>
      <style:text-properties officeooo:paragraph-rsid="0009ce96"/>
    </style:style>
    <style:style style:name="P13" style:family="paragraph" style:parent-style-name="Text_20_body">
      <style:paragraph-properties fo:margin-top="0in" fo:margin-bottom="0in" loext:contextual-spacing="false" fo:text-align="justify" style:justify-single-word="false"/>
      <style:text-properties officeooo:paragraph-rsid="000d05ac"/>
    </style:style>
    <style:style style:name="P14" style:family="paragraph" style:parent-style-name="Text_20_body">
      <style:paragraph-properties fo:margin-top="0in" fo:margin-bottom="0in" loext:contextual-spacing="false" fo:text-align="justify" style:justify-single-word="false"/>
      <style:text-properties officeooo:paragraph-rsid="00100703"/>
    </style:style>
    <style:style style:name="P15" style:family="paragraph" style:parent-style-name="Text_20_body">
      <style:paragraph-properties fo:margin-top="0in" fo:margin-bottom="0in" loext:contextual-spacing="false" fo:text-align="center" style:justify-single-word="false"/>
      <style:text-properties fo:font-size="14pt" fo:language="en" fo:country="US" fo:font-weight="bold" officeooo:paragraph-rsid="0009ce96" style:font-size-asian="14pt" style:font-weight-asian="bold" style:font-size-complex="14pt" style:font-weight-complex="bold"/>
    </style:style>
    <style:style style:name="P16" style:family="paragraph" style:parent-style-name="Text_20_body">
      <style:paragraph-properties fo:margin-top="0in" fo:margin-bottom="0in" loext:contextual-spacing="false" fo:text-align="justify" style:justify-single-word="false"/>
      <style:text-properties officeooo:rsid="000d05ac" officeooo:paragraph-rsid="000d05ac"/>
    </style:style>
    <style:style style:name="P17" style:family="paragraph" style:parent-style-name="Heading_20_2">
      <style:paragraph-properties fo:margin-left="0.4925in" fo:margin-right="0in" fo:margin-top="0in" fo:margin-bottom="0in" loext:contextual-spacing="false" fo:text-align="justify" style:justify-single-word="false" fo:text-indent="0in" style:auto-text-indent="false"/>
      <style:text-properties fo:font-size="14pt" officeooo:rsid="000d05ac" officeooo:paragraph-rsid="000d05ac" style:font-size-asian="14pt" style:font-size-complex="14pt"/>
    </style:style>
    <style:style style:name="P18" style:family="paragraph" style:parent-style-name="Text_20_body">
      <style:paragraph-properties fo:margin-left="0.9846in" fo:margin-right="0in" fo:margin-top="0in" fo:margin-bottom="0in" loext:contextual-spacing="false" fo:text-align="justify" style:justify-single-word="false" fo:text-indent="0in" style:auto-text-indent="false"/>
      <style:text-properties fo:font-size="14pt" fo:language="en" fo:country="US" fo:font-weight="bold" officeooo:rsid="000d05ac" officeooo:paragraph-rsid="00100703" style:font-size-asian="14pt" style:font-weight-asian="bold" style:font-size-complex="14pt" style:font-weight-complex="bold"/>
    </style:style>
    <style:style style:name="T1" style:family="text">
      <style:text-properties fo:language="en" fo:country="US"/>
    </style:style>
    <style:style style:name="T2" style:family="text">
      <style:text-properties fo:language="en" fo:country="US" officeooo:rsid="000c3ed4"/>
    </style:style>
    <style:style style:name="T3" style:family="text">
      <style:text-properties fo:language="en" fo:country="US" officeooo:rsid="001490d6"/>
    </style:style>
    <style:style style:name="T4" style:family="text">
      <style:text-properties fo:color="#ce181e"/>
    </style:style>
    <style:style style:name="T5" style:family="text">
      <style:text-properties fo:color="#ce181e" style:text-underline-style="solid" style:text-underline-width="auto" style:text-underline-color="font-color"/>
    </style:style>
    <style:style style:name="T6" style:family="text">
      <style:text-properties fo:color="#ce181e" style:text-underline-style="solid" style:text-underline-width="auto" style:text-underline-color="font-color" officeooo:rsid="000caf05"/>
    </style:style>
    <style:style style:name="T7" style:family="text">
      <style:text-properties fo:color="#ce181e" fo:background-color="#fff200" loext:char-shading-value="0"/>
    </style:style>
    <style:style style:name="T8" style:family="text">
      <style:text-properties fo:color="#ce181e" officeooo:rsid="000b38aa" fo:background-color="#fff200" loext:char-shading-value="0"/>
    </style:style>
    <style:style style:name="T9" style:family="text">
      <style:text-properties fo:color="#ce181e" officeooo:rsid="000caf05" fo:background-color="#fff200" loext:char-shading-value="0"/>
    </style:style>
    <style:style style:name="T10" style:family="text">
      <style:text-properties fo:color="#ce181e" officeooo:rsid="000d05ac" fo:background-color="#fff200" loext:char-shading-value="0"/>
    </style:style>
    <style:style style:name="T11" style:family="text">
      <style:text-properties fo:color="#ce181e" officeooo:rsid="000d891f" fo:background-color="#fff200" loext:char-shading-value="0"/>
    </style:style>
    <style:style style:name="T12" style:family="text">
      <style:text-properties fo:color="#ce181e" officeooo:rsid="001490d6" fo:background-color="#fff200" loext:char-shading-value="0"/>
    </style:style>
    <style:style style:name="T13" style:family="text">
      <style:text-properties fo:color="#ce181e" fo:language="en" fo:country="US"/>
    </style:style>
    <style:style style:name="T14" style:family="text">
      <style:text-properties fo:color="#ce181e" fo:language="en" fo:country="US" fo:background-color="#fff200" loext:char-shading-value="0"/>
    </style:style>
    <style:style style:name="T15" style:family="text">
      <style:text-properties fo:color="#ce181e" fo:language="en" fo:country="US" officeooo:rsid="000b38aa" fo:background-color="#fff200" loext:char-shading-value="0"/>
    </style:style>
    <style:style style:name="T16" style:family="text">
      <style:text-properties fo:color="#ce181e" fo:language="en" fo:country="US" officeooo:rsid="000b38aa" fo:background-color="#ffffff" loext:char-shading-value="0"/>
    </style:style>
    <style:style style:name="T17" style:family="text">
      <style:text-properties fo:color="#ce181e" officeooo:rsid="000b38aa" fo:background-color="#ffffff" loext:char-shading-value="0"/>
    </style:style>
    <style:style style:name="T18" style:family="text">
      <style:text-properties fo:color="#ce181e" officeooo:rsid="000d05ac"/>
    </style:style>
    <style:style style:name="T19" style:family="text">
      <style:text-properties fo:color="#ce181e" officeooo:rsid="001490d6"/>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09ce96"/>
    </style:style>
    <style:style style:name="T22" style:family="text">
      <style:text-properties style:text-position="super 58%" style:text-underline-style="solid" style:text-underline-width="auto" style:text-underline-color="font-color" officeooo:rsid="0007f33d"/>
    </style:style>
    <style:style style:name="T23" style:family="text">
      <style:text-properties officeooo:rsid="000b38aa"/>
    </style:style>
    <style:style style:name="T24" style:family="text">
      <style:text-properties officeooo:rsid="000c3ed4"/>
    </style:style>
    <style:style style:name="T25" style:family="text">
      <style:text-properties officeooo:rsid="000caf05"/>
    </style:style>
    <style:style style:name="T26" style:family="text">
      <style:text-properties officeooo:rsid="000d05ac"/>
    </style:style>
    <style:style style:name="T27" style:family="text">
      <style:text-properties officeooo:rsid="000d891f"/>
    </style:style>
    <style:style style:name="T28" style:family="text">
      <style:text-properties officeooo:rsid="00100703"/>
    </style:style>
    <style:style style:name="T29" style:family="text">
      <style:text-properties officeooo:rsid="001490d6"/>
    </style:style>
    <style:style style:name="T30" style:family="text">
      <style:text-properties fo:color="#ff0000"/>
    </style:style>
    <style:style style:name="T31" style:family="text">
      <style:text-properties fo:color="#32cd32"/>
    </style:style>
    <style:style style:name="T32" style:family="text">
      <style:text-properties fo:color="#00f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Command line interface, prompt, command options and files data, command cal as example</text:h>
      <text:p text:style-name="Standard"/>
      <text:p text:style-name="P2"><text:tab/>A command line interface, sometimes abbreviated CLI, is a human machine interface in which <text:span text:style-name="T4">communication between the user and the computer takes place in text mode</text:span>. The user types a command-- that is, they type of the text using the keyboard to ask the computer to perform an operation. The computer then displays text corresponding to the result of the execution of the command or text corresponding to the questions that an invoked software application asks of the user. A command line interface can also be used to launch the execution of various software applications that use a command interpreter as well as for dialogue with a user. It is at the core of the interaction between a user and the computer or any other computing equipment.</text:p>
      <text:p text:style-name="P2"><text:tab/>When a command line interface is <text:span text:style-name="T4">ready to receive a command</text:span> from the user. It indicates this by <text:span text:style-name="T4">displaying a command prompt</text:span>. <text:span text:style-name="T5">This prompt</text:span><text:span text:style-name="T4"> typically consists</text:span> of some information at the beginning of the line, usually the <text:span text:style-name="T5">user's account name</text:span><text:span text:style-name="T4">, or the </text:span><text:span text:style-name="T5">computer name</text:span><text:span text:style-name="T4">, or the </text:span><text:span text:style-name="T5">current working directory</text:span><text:span text:style-name="T4"> or </text:span><text:span text:style-name="T5">the date</text:span>. And <text:span text:style-name="T4">it ends with a well-known character, often </text:span><text:span text:style-name="T5">the dollar</text:span><text:span text:style-name="T4">, or </text:span><text:span text:style-name="T5">the pound sign</text:span><text:span text:style-name="T4"> or the </text:span><text:span text:style-name="T5">greater than sign</text:span>. This prompt lets the user know that the system is ready to receive a command.</text:p>
      <text:p text:style-name="P2"><text:tab/><text:span text:style-name="T4">One of the features</text:span> of the Unix operating system and, by inheritance, the Linux operating system is that from its earliest beginnings on, <text:span text:style-name="T4">it has had at its disposal more than 100 software applications</text:span>, often performing very simple tasks and, most importantly, all usable from the command line.</text:p>
      <text:p text:style-name="P2"><text:tab/>The elementary commands are of the form-- well, <text:span text:style-name="T20">command at the beginning</text:span><text:span text:style-name="T22">1</text:span><text:span text:style-name="T20">,</text:span> then <text:span text:style-name="T20">space</text:span><text:span text:style-name="T22">2</text:span>, <text:span text:style-name="T20">options</text:span><text:span text:style-name="T22">3</text:span>, <text:span text:style-name="T20">th</text:span><text:span text:style-name="T21">e</text:span><text:span text:style-name="T20">n space</text:span><text:span text:style-name="T22">4</text:span>, then <text:span text:style-name="T20">files_or_data</text:span><text:span text:style-name="T22">5</text:span>-- <text:span text:style-name="T4">knowing that the options and the files or data are optional</text:span>.</text:p>
      <text:p text:style-name="P3"><text:tab/>The command appearing <text:span text:style-name="T30">at the beginning of the line is almost always the name of a software application</text:span>. This can be an operating system command or another software application written by a user, often in the C programming language.</text:p>
      <text:p text:style-name="P3"><text:span text:style-name="T4"><text:tab/>A command line option modifies the execution of a command</text:span>. The effect of the option depends on the command. Generally, the options immediately follow the name of the command on the command line and they are separated by spaces.</text:p>
      <text:p text:style-name="P3"><text:tab/>Finally, <text:span text:style-name="T4">the files or data are the program entries</text:span>. </text:p>
      <text:p text:style-name="P3"><text:tab/>For example, if you want to run the application that displays a calendar in text mode, you type the command <text:span text:style-name="T32">cal</text:span> and press the Enter key. And here's the result. If we add the minus j option to it, it displays the calendar in Julian days. That's the number of days elapsed since January 1st, so we type the command cal minus j, press the Enter key and here's the calendar in Julian days.</text:p>
      <text:p text:style-name="P3"/>
      <text:p text:style-name="P15">First commands: echo 'hello world', date, cal, history, whoami, hostname, uptime, clear, command not found, man, command options</text:p>
      <text:p text:style-name="P3"><text:span text:style-name="T17"><text:tab/></text:span><text:span text:style-name="T8">w</text:span><text:span text:style-name="T7">hoami</text:span> will display <text:span text:style-name="T4">the username</text:span> that is logged with this system.</text:p>
      <text:p text:style-name="P11"><text:span text:style-name="T16"><text:tab/></text:span><text:span text:style-name="T15">Command</text:span><text:span text:style-name="T7"> –help And then you type Enter</text:span>. And then you have <text:span text:style-name="T4">little help</text:span> <text:span text:style-name="T23">of that command</text:span>.</text:p>
      <text:p text:style-name="P10"><text:span text:style-name="T1"><text:tab/>We can see our </text:span><text:span text:style-name="T13">id</text:span><text:span text:style-name="T1"> by </text:span><text:span text:style-name="T14">typing id</text:span><text:span text:style-name="T1">, like this. </text:span>And you see, when I type Enter, the user id, <text:span text:style-name="T4">UID is 1000</text:span>. The <text:span text:style-name="T4">group id, gid is 1000 also</text:span>. And the <text:span text:style-name="T4">groups is 1000</text:span>.</text:p>
      <text:p text:style-name="P10"><text:span text:style-name="T1"><text:tab/>t</text:span><text:span text:style-name="T2">ype</text:span><text:span text:style-name="T1"> </text:span><text:span text:style-name="T14">logname</text:span><text:span text:style-name="T1">. </text:span>And I still <text:span text:style-name="T24">will see my</text:span> user<text:span text:style-name="T24">name</text:span>.</text:p>
      <text:p text:style-name="P10"><text:soft-page-break/><text:span text:style-name="T2"><text:tab/>A</text:span><text:span text:style-name="T1"> specific echo is </text:span><text:span text:style-name="T14">echo $0</text:span><text:span text:style-name="T1">. </text:span>And this will not display $0. It will display <text:span text:style-name="T4">the name of the interpreter of all the commands</text:span>. So the name is here <text:span text:style-name="T6">bash</text:span>. And it stands for shell. And indeed, you have different shells. And the shell is what is interpreting the command on Linux. <text:span text:style-name="T4">So it's an application</text:span>. It's software that will get all the lines. When you type Enter, it will interpret them and do some stuff or ask the system to do something.</text:p>
      <text:p text:style-name="P12"><text:span text:style-name="T25"><text:s text:c="10"/>T</text:span>ype <text:span text:style-name="T9">hostname</text:span> Enter. And it will just display <text:span text:style-name="T4">the name of the computer, the name of the computer that</text:span><text:span text:style-name="T18"> </text:span><text:span text:style-name="T4">is registered in the system</text:span>. And by default, on web Linux, that name is openrisk. So openrisk is the name of the computer that is running WebLinux. It is a specific name that is just specific to WebLinux.</text:p>
      <text:p text:style-name="P10"><text:span text:style-name="T25"><text:tab/>Type </text:span><text:span text:style-name="T7">uname -</text:span><text:span text:style-name="T10">a</text:span>. It will print the system information.</text:p>
      <text:p text:style-name="P10"><text:tab/>Another very useful command is <text:span text:style-name="T7">history</text:span>. And if I type Enter, I have all the history of the commands that I just typed. <text:span text:style-name="T26">Then, </text:span><text:span text:style-name="T18">I can navigate through the commands by up and down arrows</text:span><text:span text:style-name="T26">.</text:span></text:p>
      <text:p text:style-name="P16"><text:tab/><text:span text:style-name="T7">Clear</text:span> command will clear all previous commands, and we will have a blank shell.</text:p>
      <text:p text:style-name="P13"><text:span text:style-name="T26"><text:tab/></text:span><text:span text:style-name="T10">Uptime</text:span><text:span text:style-name="T26"> command will show </text:span>how many minutes until the system was booted.</text:p>
      <text:p text:style-name="P13"><text:span text:style-name="T26"><text:tab/></text:span><text:span text:style-name="T7">Cal</text:span> <text:span text:style-name="T26">command</text:span>, which displays the calendar.</text:p>
      <text:p text:style-name="P16"><text:tab/><text:span text:style-name="T11">Date</text:span></text:p>
      <text:p text:style-name="P16"><text:tab/><text:span text:style-name="T27">Type </text:span><text:span text:style-name="T11">man command_name</text:span><text:span text:style-name="T27">, to get a full description of that command. </text:span></text:p>
      <text:p text:style-name="P16"/>
      <text:h text:style-name="P17" text:outline-level="2">Interactive commands: top, htop, nano, vim, how to get back to the prompt</text:h>
      <text:p text:style-name="P16"/>
      <text:p text:style-name="P4"><text:span text:style-name="T28">W</text:span>e are going to see some commands, that, <text:span text:style-name="T4">when they are executed</text:span>, <text:span text:style-name="T4">don't go back to the prompt immediately</text:span>. <text:span text:style-name="T28">T</text:span>he prompt is what is prompting for a command. Here it's a tilde, a space, a dollar, a space, and a blinking cursor <text:span text:style-name="T28">(- $ | )</text:span>, waiting for a command to be written and to enter press key so that we execute the command. So when we execute some of the commands, they launch a program. And this program will be interacting with the user-- with you-- until you quit this program and go back to the prompt. So I'm going to show you some of these commands of these programs that don't go back directly to the command prompt. And we will have to find a way to quit-- to exit these programs-- to go back to the command line prompt.</text:p>
      <text:p text:style-name="P4">So the first command will be <text:span text:style-name="T7">top</text:span>.</text:p>
      <text:p text:style-name="P5">Let's first try to see the help and see what this command is doing. So –help and i<text:span text:style-name="T4">t provides a view of process activity in real time</text:span>. It displays a screen full of them. And here you can see some keys.</text:p>
      <text:p text:style-name="P5"><text:span text:style-name="T7">Q</text:span> is exit.</text:p>
      <text:p text:style-name="P4"><text:span text:style-name="T7">Control-C</text:span> you will go back to the command prompt and it will exit the command.</text:p>
      <text:p text:style-name="P4"/>
      <text:p text:style-name="P6">Let's try another program-- <text:span text:style-name="T7">htop</text:span>. So it's a top, but with a little bit more designed interface even if it is textual, because you can see here the CPU consumption in a more graphical way, and also the memory consumption.</text:p>
      <text:p text:style-name="P6"><text:span text:style-name="T7">Control-C</text:span> you will go back to the command prompt and it will exit the command.</text:p>
      <text:p text:style-name="P4"/>
      <text:p text:style-name="P4"/>
      <text:p text:style-name="P14"><text:span text:style-name="T1">Let's try another one : </text:span><text:span text:style-name="T14">nano</text:span><text:span text:style-name="T1">. nano is a file editor, a very basic one. I imagine that carrot </text:span><text:span text:style-name="T3">(^)</text:span><text:span text:style-name="T1"> means that you have to </text:span><text:span text:style-name="T13">push the Control and the X keys to exit the program </text:span><text:span text:style-name="T3">(Control-X).</text:span></text:p>
      <text:p text:style-name="P7"><text:soft-page-break/>Let's try to see another text editor that is very famous. It's called <text:span text:style-name="T7">vim</text:span>. <text:span text:style-name="T29">Type </text:span><text:span text:style-name="T4">:Q</text:span> Enter <text:span text:style-name="T29">to exist to the vim text editor. Before typing anything, I can exit by </text:span><text:span text:style-name="T19">:q</text:span><text:span text:style-name="T29"> <text:s/>Enter. When I typed something, I should press </text:span><text:span text:style-name="T12">Esc</text:span><text:span text:style-name="T29"> key and then type </text:span><text:span text:style-name="T12">:q!</text:span><text:span text:style-name="T29"> Enter to exit.</text:span></text:p>
      <text:p text:style-name="P8"/>
      <text:p text:style-name="P18">Play with commands: hello, worm, firework, rain, hanoi</text:p>
      <text:p text:style-name="P8"/>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4-20T23:44:43.287867072</meta:creation-date>
    <dc:date>2021-12-02T00:51:17.377418286</dc:date>
    <meta:editing-duration>PT2H30M49S</meta:editing-duration>
    <meta:editing-cycles>7</meta:editing-cycles>
    <meta:generator>LibreOffice/6.4.7.2$Linux_X86_64 LibreOffice_project/40$Build-2</meta:generator>
    <meta:document-statistic meta:table-count="0" meta:image-count="0" meta:object-count="0" meta:page-count="3" meta:paragraph-count="34" meta:word-count="1152" meta:character-count="6351" meta:non-whitespace-character-count="5200"/>
  </office:meta>
</office:document-meta>
</file>